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41ec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41ec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41ec7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b785e" style:font-name="Arial" style:font-size-asian="10pt" style:font-size-complex="10pt"/>
    </style:style>
    <style:style style:family="paragraph" style:name="P9" style:parent-style-name="UrbanBody">
      <style:text-properties fo:font-size="10pt" officeooo:paragraph-rsid="003cc8a9" officeooo:rsid="003cc8a9" style:font-name="Arial" style:font-size-asian="10pt" style:font-size-complex="10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Standard">
      <style:text-properties fo:font-size="10.5pt" officeooo:paragraph-rsid="00441ec7" style:font-name="Arial" style:font-size-asian="10.5pt" style:font-size-complex="10.5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441ec7" style:font-name="arial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1ec7" style:font-name="Arial" style:font-size-asian="10pt" style:font-size-complex="10pt"/>
    </style:style>
    <style:style style:family="paragraph" style:name="P16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441ec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fo:background-color="#fff200" fo:color="#ff3333" loext:char-shading-value="0" officeooo:rsid="002391da"/>
    </style:style>
    <style:style style:family="text" style:name="T9">
      <style:text-properties fo:background-color="#fff200" fo:color="#ff3333" loext:char-shading-value="0" officeooo:rsid="0030c0b0"/>
    </style:style>
    <style:style style:family="text" style:name="T10">
      <style:text-properties officeooo:rsid="002bda3c"/>
    </style:style>
    <style:style style:family="text" style:name="T11">
      <style:text-properties officeooo:rsid="0030c0b0"/>
    </style:style>
    <style:style style:family="text" style:name="T12">
      <style:text-properties fo:background-color="#fff200" fo:color="#ce181e" loext:char-shading-value="0" officeooo:rsid="002cf8be"/>
    </style:style>
    <style:style style:family="text" style:name="T13">
      <style:text-properties officeooo:rsid="00362119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2">VILLE</text:span></text:p>
            <text:p text:style-name="P2">ADRESSE</text:p>
            <text:p text:style-name="P16">RECOMMANDÉ</text:p>
          </table:table-cell>
        </table:table-row>
      </table:table>
      <text:p text:style-name="P13"/>
      <text:p text:style-name="P4">Transmis<text:span text:style-name="T7">sion</text:span> <text:span text:style-name="T10">de l’avis préalable du Collège communal</text:span></text:p>
      <text:p text:style-name="P3"/>
      <text:p text:style-name="P5"/>
      <text:p text:style-name="P11"><text:span text:style-name="T3">Nos références :</text:span> <text:span text:style-name="T4"><text:text-input text:description="">self.getReference()</text:text-input></text:span></text:p>
      <text:p text:style-name="P12">Vos références: <text:span text:style-name="T4"><text:text-input text:description="">self.getValueForTemplate('referenceDGATLP')</text:text-input></text:span></text:p>
      <text:p text:style-name="P5"/>
      <text:p text:style-name="P6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8"/>
      <text:p text:style-name="P9">Les éléments de l'enquête publique vous ont été transmis dans le courrier du <text:text-input text:description="">licence_view.format_date(self.getLastInquiry().getTransmitDate())</text:text-input>.</text:p>
      <text:p text:style-name="P7"/>
      <text:p text:style-name="P7">Nous vous en souhaitons bonne réception et nous vous prions d'agréer, <text:span text:style-name="T11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41ec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41ec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41ec7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b785e" style:font-name="Arial" style:font-size-asian="10pt" style:font-size-complex="10pt"/>
    </style:style>
    <style:style style:family="paragraph" style:name="P9" style:parent-style-name="UrbanBody">
      <style:text-properties fo:font-size="10pt" officeooo:paragraph-rsid="003cc8a9" officeooo:rsid="003cc8a9" style:font-name="Arial" style:font-size-asian="10pt" style:font-size-complex="10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Standard">
      <style:text-properties fo:font-size="10.5pt" officeooo:paragraph-rsid="00441ec7" style:font-name="Arial" style:font-size-asian="10.5pt" style:font-size-complex="10.5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441ec7" style:font-name="arial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1ec7" style:font-name="Arial" style:font-size-asian="10pt" style:font-size-complex="10pt"/>
    </style:style>
    <style:style style:family="paragraph" style:name="P16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441ec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fo:background-color="#fff200" fo:color="#ff3333" loext:char-shading-value="0" officeooo:rsid="002391da"/>
    </style:style>
    <style:style style:family="text" style:name="T9">
      <style:text-properties fo:background-color="#fff200" fo:color="#ff3333" loext:char-shading-value="0" officeooo:rsid="0030c0b0"/>
    </style:style>
    <style:style style:family="text" style:name="T10">
      <style:text-properties officeooo:rsid="002bda3c"/>
    </style:style>
    <style:style style:family="text" style:name="T11">
      <style:text-properties officeooo:rsid="0030c0b0"/>
    </style:style>
    <style:style style:family="text" style:name="T12">
      <style:text-properties fo:background-color="#fff200" fo:color="#ce181e" loext:char-shading-value="0" officeooo:rsid="002cf8be"/>
    </style:style>
    <style:style style:family="text" style:name="T13">
      <style:text-properties officeooo:rsid="00362119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2">VILLE</text:span></text:p>
            <text:p text:style-name="P2">ADRESSE</text:p>
            <text:p text:style-name="P16">RECOMMANDÉ</text:p>
          </table:table-cell>
        </table:table-row>
      </table:table>
      <text:p text:style-name="P13"/>
      <text:p text:style-name="P4">Transmis<text:span text:style-name="T7">sion</text:span> <text:span text:style-name="T10">de l’avis préalable du Collège communal</text:span></text:p>
      <text:p text:style-name="P3"/>
      <text:p text:style-name="P5"/>
      <text:p text:style-name="P11"><text:span text:style-name="T3">Nos références :</text:span> <text:span text:style-name="T4"><text:text-input text:description="">self.getReference()</text:text-input></text:span></text:p>
      <text:p text:style-name="P12">Vos références: <text:span text:style-name="T4"><text:text-input text:description="">self.getValueForTemplate('referenceDGATLP')</text:text-input></text:span></text:p>
      <text:p text:style-name="P5"/>
      <text:p text:style-name="P6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8"/>
      <text:p text:style-name="P9">Les éléments de l'enquête publique vous ont été transmis dans le courrier du <text:text-input text:description="">licence_view.format_date(self.getLastInquiry().getTransmitDate())</text:text-input>.</text:p>
      <text:p text:style-name="P7"/>
      <text:p text:style-name="P7">Nous vous en souhaitons bonne réception et nous vous prions d'agréer, <text:span text:style-name="T11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41ec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41ec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41ec7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b785e" style:font-name="Arial" style:font-size-asian="10pt" style:font-size-complex="10pt"/>
    </style:style>
    <style:style style:family="paragraph" style:name="P9" style:parent-style-name="UrbanBody">
      <style:text-properties fo:font-size="10pt" officeooo:paragraph-rsid="003cc8a9" officeooo:rsid="003cc8a9" style:font-name="Arial" style:font-size-asian="10pt" style:font-size-complex="10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Standard">
      <style:text-properties fo:font-size="10.5pt" officeooo:paragraph-rsid="00441ec7" style:font-name="Arial" style:font-size-asian="10.5pt" style:font-size-complex="10.5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441ec7" style:font-name="arial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1ec7" style:font-name="Arial" style:font-size-asian="10pt" style:font-size-complex="10pt"/>
    </style:style>
    <style:style style:family="paragraph" style:name="P16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441ec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fo:background-color="#fff200" fo:color="#ff3333" loext:char-shading-value="0" officeooo:rsid="002391da"/>
    </style:style>
    <style:style style:family="text" style:name="T9">
      <style:text-properties fo:background-color="#fff200" fo:color="#ff3333" loext:char-shading-value="0" officeooo:rsid="0030c0b0"/>
    </style:style>
    <style:style style:family="text" style:name="T10">
      <style:text-properties officeooo:rsid="002bda3c"/>
    </style:style>
    <style:style style:family="text" style:name="T11">
      <style:text-properties officeooo:rsid="0030c0b0"/>
    </style:style>
    <style:style style:family="text" style:name="T12">
      <style:text-properties fo:background-color="#fff200" fo:color="#ce181e" loext:char-shading-value="0" officeooo:rsid="002cf8be"/>
    </style:style>
    <style:style style:family="text" style:name="T13">
      <style:text-properties officeooo:rsid="00362119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2">VILLE</text:span></text:p>
            <text:p text:style-name="P2">ADRESSE</text:p>
            <text:p text:style-name="P16">RECOMMANDÉ</text:p>
          </table:table-cell>
        </table:table-row>
      </table:table>
      <text:p text:style-name="P13"/>
      <text:p text:style-name="P4">Transmis<text:span text:style-name="T7">sion</text:span> <text:span text:style-name="T10">de l’avis préalable du Collège communal</text:span></text:p>
      <text:p text:style-name="P3"/>
      <text:p text:style-name="P5"/>
      <text:p text:style-name="P11"><text:span text:style-name="T3">Nos références :</text:span> <text:span text:style-name="T4"><text:text-input text:description="">self.getReference()</text:text-input></text:span></text:p>
      <text:p text:style-name="P12">Vos références: <text:span text:style-name="T4"><text:text-input text:description="">self.getValueForTemplate('referenceDGATLP')</text:text-input></text:span></text:p>
      <text:p text:style-name="P5"/>
      <text:p text:style-name="P6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8"/>
      <text:p text:style-name="P9">Les éléments de l'enquête publique vous ont été transmis dans le courrier du <text:text-input text:description="">licence_view.format_date(self.getLastInquiry().getTransmitDate())</text:text-input>.</text:p>
      <text:p text:style-name="P7"/>
      <text:p text:style-name="P7">Nous vous en souhaitons bonne réception et nous vous prions d'agréer, <text:span text:style-name="T11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41ec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41ec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41ec7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b785e" style:font-name="Arial" style:font-size-asian="10pt" style:font-size-complex="10pt"/>
    </style:style>
    <style:style style:family="paragraph" style:name="P9" style:parent-style-name="UrbanBody">
      <style:text-properties fo:font-size="10pt" officeooo:paragraph-rsid="003cc8a9" officeooo:rsid="003cc8a9" style:font-name="Arial" style:font-size-asian="10pt" style:font-size-complex="10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Standard">
      <style:text-properties fo:font-size="10.5pt" officeooo:paragraph-rsid="00441ec7" style:font-name="Arial" style:font-size-asian="10.5pt" style:font-size-complex="10.5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441ec7" style:font-name="arial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1ec7" style:font-name="Arial" style:font-size-asian="10pt" style:font-size-complex="10pt"/>
    </style:style>
    <style:style style:family="paragraph" style:name="P16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441ec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fo:background-color="#fff200" fo:color="#ff3333" loext:char-shading-value="0" officeooo:rsid="002391da"/>
    </style:style>
    <style:style style:family="text" style:name="T9">
      <style:text-properties fo:background-color="#fff200" fo:color="#ff3333" loext:char-shading-value="0" officeooo:rsid="0030c0b0"/>
    </style:style>
    <style:style style:family="text" style:name="T10">
      <style:text-properties officeooo:rsid="002bda3c"/>
    </style:style>
    <style:style style:family="text" style:name="T11">
      <style:text-properties officeooo:rsid="0030c0b0"/>
    </style:style>
    <style:style style:family="text" style:name="T12">
      <style:text-properties fo:background-color="#fff200" fo:color="#ce181e" loext:char-shading-value="0" officeooo:rsid="002cf8be"/>
    </style:style>
    <style:style style:family="text" style:name="T13">
      <style:text-properties officeooo:rsid="00362119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2">VILLE</text:span></text:p>
            <text:p text:style-name="P2">ADRESSE</text:p>
            <text:p text:style-name="P16">RECOMMANDÉ</text:p>
          </table:table-cell>
        </table:table-row>
      </table:table>
      <text:p text:style-name="P13"/>
      <text:p text:style-name="P4">Transmis<text:span text:style-name="T7">sion</text:span> <text:span text:style-name="T10">de l’avis préalable du Collège communal</text:span></text:p>
      <text:p text:style-name="P3"/>
      <text:p text:style-name="P5"/>
      <text:p text:style-name="P11"><text:span text:style-name="T3">Nos références :</text:span> <text:span text:style-name="T4"><text:text-input text:description="">self.getReference()</text:text-input></text:span></text:p>
      <text:p text:style-name="P12">Vos références: <text:span text:style-name="T4"><text:text-input text:description="">self.getValueForTemplate('referenceDGATLP')</text:text-input></text:span></text:p>
      <text:p text:style-name="P5"/>
      <text:p text:style-name="P6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8"/>
      <text:p text:style-name="P9">Les éléments de l'enquête publique vous ont été transmis dans le courrier du <text:text-input text:description="">licence_view.format_date(self.getLastInquiry().getTransmitDate())</text:text-input>.</text:p>
      <text:p text:style-name="P7"/>
      <text:p text:style-name="P7">Nous vous en souhaitons bonne réception et nous vous prions d'agréer, <text:span text:style-name="T11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59:38.672234763</dc:date>
    <dc:language>fr-FR</dc:language>
    <meta:editing-cycles>124</meta:editing-cycles>
    <meta:editing-duration>P1DT9H37M55S</meta:editing-duration>
    <meta:document-statistic meta:table-count="1" meta:image-count="0" meta:object-count="0" meta:page-count="1" meta:paragraph-count="17" meta:word-count="146" meta:character-count="1091" meta:non-whitespace-character-count="984"/>
    <meta:user-defined meta:name="Info 1"/>
    <meta:user-defined meta:name="Info 2"/>
    <meta:user-defined meta:name="Info 3"/>
    <meta:user-defined meta:name="Info 4"/>
  </office:meta>
</office:document-meta>
</file>